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argument that is good or great has a causal chain. It is what you're saying, the main points of your argument, and the sequence that you're bringing them up. It's the sequence of scenes that matter. No less than 3 major points, and no more than 4 or 5 points. The worst thing you can do is argue with your readers. If there is a majority of your readers that have an issue with the sequence of points, try and fix it; Try to change the sequence of the points, or rework the point. Keep doing that until there is satisfaction. You could even try taking out that point.</text:p>
      <text:p text:style-name="Standard">Each link has: an introduction, discussion, and evidence. Evidence becomes authenticity. Discussion and evidence must be “knitted” together. Evidence must be credible.</text:p>
      <text:p text:style-name="Standard">If you stick to the college library, evidence you use from it is very likely to be credible.</text:p>
      <text:p text:style-name="Standard">Links <text:span text:style-name="T1">are not</text:span><text:span text:style-name="T2"> paragraphs, they are topics. A leap from one link to another is a transition. During a transition, the reader is likely to “walk away”, but they let their guard down; Because of this, you can get away with saying something during a transition, that you might not be able to say in the main text.</text:span></text:p>
      <text:p text:style-name="Standard"><text:span text:style-name="T2">In the objective, you present your major points. If you keep your argument in the objective the whole time, it will get “dry”, and the audience will get bo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4T09:55:25.76</meta:creation-date>
    <dc:date>2017-09-14T10:27:33.56</dc:date>
    <dc:creator>Timothy Cayer</dc:creator>
    <meta:editing-duration>PT32M8S</meta:editing-duration>
    <meta:editing-cycles>2</meta:editing-cycles>
    <meta:generator>OpenOffice/4.1.3$Win32 OpenOffice.org_project/413m1$Build-9783</meta:generator>
    <meta:document-statistic meta:table-count="0" meta:image-count="0" meta:object-count="0" meta:page-count="1" meta:paragraph-count="5" meta:word-count="237" meta:character-count="1298"/>
  </office:meta>
</office:document-meta>
</file>